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break-before="auto" fo:break-after="auto"/>
    </style:style>
    <style:style style:name="P2" style:family="paragraph" style:parent-style-name="normal">
      <style:paragraph-properties fo:break-before="auto" fo:break-after="auto"/>
    </style:style>
    <style:style style:name="P3" style:family="paragraph" style:parent-style-name="normal">
      <style:paragraph-properties fo:margin-left="1.27cm" fo:margin-right="0cm" fo:text-indent="-0.635cm" style:auto-text-indent="false"/>
    </style:style>
    <style:style style:name="P4" style:family="paragraph" style:parent-style-name="normal">
      <style:paragraph-properties fo:margin-left="1.27cm" fo:margin-right="0cm" fo:text-indent="-0.635cm" style:auto-text-indent="false"/>
      <style:text-properties fo:background-color="#ffff00"/>
    </style:style>
    <style:style style:name="P5" style:family="paragraph" style:parent-style-name="normal">
      <style:paragraph-properties fo:margin-left="1.27cm" fo:margin-right="0cm" fo:text-indent="-0.635cm" style:auto-text-indent="false"/>
      <style:text-properties officeooo:paragraph-rsid="001f918f"/>
    </style:style>
    <style:style style:name="P6" style:family="paragraph" style:parent-style-name="normal">
      <style:paragraph-properties fo:margin-left="1.27cm" fo:margin-right="0cm" fo:text-indent="-0.635cm" style:auto-text-indent="false"/>
      <style:text-properties officeooo:paragraph-rsid="0022630b"/>
    </style:style>
    <style:style style:name="P7" style:family="paragraph" style:parent-style-name="normal">
      <style:paragraph-properties fo:margin-left="0.635cm" fo:margin-right="0cm" fo:text-indent="0cm" style:auto-text-indent="false"/>
    </style:style>
    <style:style style:name="P8" style:family="paragraph" style:parent-style-name="Heading_20_1" style:master-page-name="Standard">
      <style:paragraph-properties style:page-number="1" fo:break-before="auto" fo:break-after="auto"/>
    </style:style>
    <style:style style:name="P9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  <style:text-properties fo:background-color="#ffff00"/>
    </style:style>
    <style:style style:name="P10" style:family="paragraph" style:parent-style-name="normal" style:list-style-name="WWNum3">
      <style:paragraph-properties fo:margin-left="1.27cm" fo:margin-right="0cm" fo:text-indent="-0.635cm" style:auto-text-indent="false" fo:break-before="auto" fo:break-after="auto"/>
      <style:text-properties fo:background-color="#ffff00"/>
    </style:style>
    <style:style style:name="P11" style:family="paragraph" style:parent-style-name="normal" style:list-style-name="WWNum4">
      <style:paragraph-properties fo:margin-left="1.27cm" fo:margin-right="0cm" fo:text-indent="-0.635cm" style:auto-text-indent="false" fo:break-before="auto" fo:break-after="auto"/>
      <style:text-properties fo:background-color="#ffff00"/>
    </style:style>
    <style:style style:name="P12" style:family="paragraph" style:parent-style-name="normal" style:list-style-name="WWNum2">
      <style:paragraph-properties fo:margin-left="1.27cm" fo:margin-right="0cm" fo:text-indent="-0.635cm" style:auto-text-indent="false" fo:break-before="auto" fo:break-after="auto"/>
      <style:text-properties fo:background-color="#ffff00"/>
    </style:style>
    <style:style style:name="P13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  <style:text-properties fo:background-color="#ffffff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/>
      <style:text-properties officeooo:rsid="001d20f5" officeooo:paragraph-rsid="001d20f5"/>
    </style:style>
    <style:style style:name="P15" style:family="paragraph" style:parent-style-name="normal" style:list-style-name="WWNum3">
      <style:paragraph-properties fo:margin-left="1.27cm" fo:margin-right="0cm" fo:text-indent="-0.635cm" style:auto-text-indent="false"/>
    </style:style>
    <style:style style:name="P16" style:family="paragraph" style:parent-style-name="normal">
      <style:paragraph-properties fo:margin-left="1.27cm" fo:margin-right="0cm" fo:text-indent="-0.635cm" style:auto-text-indent="false"/>
      <style:text-properties fo:language="ru" fo:country="RU" style:text-underline-style="none" officeooo:rsid="001dd803"/>
    </style:style>
    <style:style style:name="P17" style:family="paragraph" style:parent-style-name="normal" style:list-style-name="WWNum4">
      <style:paragraph-properties fo:margin-left="1.27cm" fo:margin-right="0cm" fo:text-indent="-0.635cm" style:auto-text-indent="false"/>
    </style:style>
    <style:style style:name="P18" style:family="paragraph" style:parent-style-name="normal" style:list-style-name="WWNum2">
      <style:paragraph-properties fo:margin-left="1.27cm" fo:margin-right="0cm" fo:text-indent="-0.635cm" style:auto-text-indent="false"/>
      <style:text-properties fo:background-color="#ffff00"/>
    </style:style>
    <style:style style:name="P19" style:family="paragraph" style:parent-style-name="normal">
      <style:paragraph-properties fo:margin-left="1.27cm" fo:margin-right="0cm" fo:text-indent="-0.635cm" style:auto-text-indent="false"/>
      <style:text-properties officeooo:paragraph-rsid="00253d0e" fo:background-color="transparen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#ffffff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d20f5"/>
    </style:style>
    <style:style style:name="T5" style:family="text">
      <style:text-properties fo:language="ru" fo:country="RU" style:text-underline-style="none" officeooo:rsid="001dd803"/>
    </style:style>
    <style:style style:name="T6" style:family="text">
      <style:text-properties officeooo:rsid="001f918f"/>
    </style:style>
    <style:style style:name="T7" style:family="text">
      <style:text-properties officeooo:rsid="0022630b"/>
    </style:style>
    <style:style style:name="T8" style:family="text">
      <style:text-properties officeooo:rsid="00253d0e"/>
    </style:style>
    <style:style style:name="T9" style:family="text">
      <style:text-properties officeooo:rsid="00265f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x5wg54nr3nms"/>1-ый этаж</text:p>
      <text:list xml:id="list4372790518350556465" text:style-name="WWNum1">
        <text:list-item>
          <text:p text:style-name="P9">Половинкина Татьяна</text:p>
        </text:list-item>
      </text:list>
      <text:p text:style-name="P3"/>
      <text:p text:style-name="P3"><text:s text:c="6"/>Эх, <text:span text:style-name="T7">Татьяна</text:span>, ты добра,<text:line-break/>Зла не замечаешь.<text:line-break/>Всех обидчиков всегда<text:line-break/>Ты во всем прощаешь. </text:p>
      <text:p text:style-name="P3"/>
      <text:list xml:id="list105433016674709" text:continue-numbering="true" text:style-name="WWNum1">
        <text:list-item>
          <text:p text:style-name="P9">Шелеско Галина</text:p>
        </text:list-item>
      </text:list>
      <text:p text:style-name="P3"/>
      <text:p text:style-name="P3"><text:s text:c="6"/>Если ищете тихоню,<text:line-break/>То скромнее не найти,<text:line-break/>Имя редкое такое –<text:line-break/>Галя, как тебя найти? </text:p>
      <text:p text:style-name="P3"/>
      <text:list xml:id="list105432686357448" text:continue-numbering="true" text:style-name="WWNum1">
        <text:list-item>
          <text:p text:style-name="P9">Глебова Евгения</text:p>
        </text:list-item>
      </text:list>
      <text:p text:style-name="P3"/>
      <text:p text:style-name="P6"><text:s text:c="6"/>Поглядите вы на Женю — <text:line-break/>Девка симп<text:span text:style-name="T8">а</text:span>тичная!<text:line-break/>И с фигурой, и с дипломом,<text:line-break/>И борщи отличные! </text:p>
      <text:p text:style-name="P6"/>
      <text:list xml:id="list105432327680844" text:continue-numbering="true" text:style-name="WWNum1">
        <text:list-item>
          <text:p text:style-name="P9">Пирогова Марина Ивановна</text:p>
        </text:list-item>
      </text:list>
      <text:p text:style-name="P3"/>
      <text:p text:style-name="P5"><text:s text:c="6"/>Ой, Марина, дорогая<text:line-break/>Ты коллега — вот такая!<text:line-break/>Веселая, надежная,<text:line-break/><text:span text:style-name="T8">Как это возможно, блин!?</text:span></text:p>
      <text:p text:style-name="P3"/>
      <text:p text:style-name="P3"/>
      <text:list xml:id="list105432805319511" text:continue-numbering="true" text:style-name="WWNum1">
        <text:list-item>
          <text:p text:style-name="P9">Морозова Евгения</text:p>
        </text:list-item>
      </text:list>
      <text:p text:style-name="P3"/>
      <text:p text:style-name="P3"><text:s text:c="6"/>Женя, Женя, ты чего<text:line-break/><text:span text:style-name="T8">Целый день вся</text:span> хмурая?<text:line-break/>Давай тебя я полечу<text:line-break/><text:span text:style-name="T7">Винною</text:span> микстурою </text:p>
      <text:p text:style-name="P3"/>
      <text:list xml:id="list105433671008418" text:continue-numbering="true" text:style-name="WWNum1">
        <text:list-item>
          <text:p text:style-name="P13">Алла Николаевна</text:p>
          <text:p text:style-name="P14"/>
        </text:list-item>
      </text:list>
      <text:p text:style-name="P1"><text:bookmark text:name="_szgobv5op8ec"/>2-ой этаж</text:p>
      <text:list xml:id="list7748064612184570801" text:style-name="WWNum3">
        <text:list-item>
          <text:p text:style-name="P10">Бошко Нина</text:p>
          <text:p text:style-name="P15"/>
        </text:list-item>
      </text:list>
      <text:p text:style-name="P3"><text:soft-page-break/><text:span text:style-name="T6"><text:s text:c="6"/>Нина</text:span> наша, как звезда,<text:line-break/>Светит красочно она!<text:line-break/>Но характер Н<text:span text:style-name="T6">иночки</text:span> –<text:line-break/>Это искры, девочки! </text:p>
      <text:p text:style-name="P3"/>
      <text:list xml:id="list105433698786549" text:continue-numbering="true" text:style-name="WWNum3">
        <text:list-item>
          <text:p text:style-name="P10">Трусова Влада</text:p>
        </text:list-item>
      </text:list>
      <text:p text:style-name="P3"/>
      <text:p text:style-name="P19"><text:s text:c="6"/>В<text:span text:style-name="T6">лада</text:span> девушка простая</text:p>
      <text:p text:style-name="P19"><text:span text:style-name="T8"><text:tab/>И</text:span> она <text:span text:style-name="T8">блин</text:span> <text:span text:style-name="T8">хороша</text:span><text:line-break/>Всем у В<text:span text:style-name="T6">ладочки</text:span> по нраву<text:line-break/>Её добрая душа. </text:p>
      <text:p text:style-name="P3"/>
      <text:list xml:id="list105433731724410" text:continue-numbering="true" text:style-name="WWNum3">
        <text:list-item>
          <text:p text:style-name="P10">Миронова Вика</text:p>
        </text:list-item>
      </text:list>
      <text:p text:style-name="P3"/>
      <text:p text:style-name="P3"><text:s text:c="6"/>Не судите строго Вику<text:line-break/>За её прекрасный вид.<text:line-break/>Ненароком наша Вика<text:line-break/>Всех мужчин в себя влюбит </text:p>
      <text:p text:style-name="P3"/>
      <text:list xml:id="list105432935922011" text:continue-numbering="true" text:style-name="WWNum3">
        <text:list-item>
          <text:p text:style-name="P10">Шестакова Анна</text:p>
          <text:p text:style-name="P15"/>
        </text:list-item>
      </text:list>
      <text:p text:style-name="P3"><text:s text:c="6"/>У Анютки, у Анютки<text:line-break/>Нет свободной ни минутки,<text:line-break/>Все и всюду успевает,<text:line-break/>Поболтать не забывает. </text:p>
      <text:p text:style-name="P3"/>
      <text:list xml:id="list105433204243225" text:continue-numbering="true" text:style-name="WWNum3">
        <text:list-item>
          <text:p text:style-name="P10">Алина<text:span text:style-name="T1"> </text:span><text:span text:style-name="T5">Хорольцева</text:span></text:p>
        </text:list-item>
      </text:list>
      <text:p text:style-name="P3"/>
      <text:p text:style-name="P16"><text:s text:c="6"/>Наша милая Алина –<text:line-break/>Деловая, важная,<text:line-break/>В офисе она у нас<text:line-break/>Самая вальяжная! </text:p>
      <text:p text:style-name="P1"><text:bookmark text:name="_uh7uftfr2l57"/>Бухгалтерия</text:p>
      <text:list xml:id="list7842495311350473946" text:style-name="WWNum4">
        <text:list-item>
          <text:p text:style-name="P11">Левчикова Елена Юрьевна</text:p>
        </text:list-item>
      </text:list>
      <text:p text:style-name="P3"/>
      <text:p text:style-name="P3"><text:s text:c="6"/>Очень редко пьет <text:span text:style-name="T7">Елена</text:span><text:line-break/>Чай с лимоном и <text:span text:style-name="T9">вареньем.</text:span><text:line-break/>После сытного ризотто<text:line-break/>Хочет чаю с бергамотом. </text:p>
      <text:p text:style-name="P3"/>
      <text:list xml:id="list105433080963102" text:continue-numbering="true" text:style-name="WWNum4">
        <text:list-item>
          <text:p text:style-name="P11">Самсонова Марина </text:p>
          <text:p text:style-name="P17"/>
        </text:list-item>
      </text:list>
      <text:p text:style-name="P5"><text:s text:c="6"/>Про Марину говорят,<text:line-break/>Что морская вся до пят,<text:line-break/><text:soft-page-break/>А она словам не верит,<text:line-break/>Так как плавать не умеет. </text:p>
      <text:p text:style-name="P3"/>
      <text:list xml:id="list105432991774518" text:continue-numbering="true" text:style-name="WWNum4">
        <text:list-item>
          <text:p text:style-name="P11">Булиш Елена</text:p>
        </text:list-item>
      </text:list>
      <text:p text:style-name="P3"/>
      <text:p text:style-name="P3"><text:s text:c="6"/>Наша скромница <text:span text:style-name="T7">Елена</text:span><text:line-break/>Так порою удивит!<text:line-break/>Что сидишь – и челюсть книзу,<text:line-break/>Как пришибленный на вид! </text:p>
      <text:p text:style-name="P3"/>
      <text:list xml:id="list105432224603139" text:continue-numbering="true" text:style-name="WWNum4">
        <text:list-item>
          <text:p text:style-name="P11">Божинова Ольга</text:p>
        </text:list-item>
      </text:list>
      <text:p text:style-name="P3"/>
      <text:p text:style-name="P3"><text:s text:c="6"/>Ай да <text:span text:style-name="T6">Оленька</text:span> у нас,<text:line-break/>Просто золотинка,<text:line-break/>Её доброе сердечко,<text:line-break/>Тает, словно льдинка. </text:p>
      <text:p text:style-name="P3"/>
      <text:list xml:id="list105432344520878" text:continue-numbering="true" text:style-name="WWNum4">
        <text:list-item>
          <text:p text:style-name="P11">Старикова Ольга</text:p>
        </text:list-item>
      </text:list>
      <text:p text:style-name="P3"/>
      <text:p text:style-name="P3"><text:s text:c="6"/>Наша Соня на работе<text:line-break/>В уважении и в почете.<text:line-break/>Шустрая и деловая,<text:line-break/>Соня все на свете знает! </text:p>
      <text:p text:style-name="P3"/>
      <text:list xml:id="list105433017261053" text:continue-numbering="true" text:style-name="WWNum4">
        <text:list-item>
          <text:p text:style-name="P11">Ушакова Виктория</text:p>
        </text:list-item>
      </text:list>
      <text:p text:style-name="P4"/>
      <text:p text:style-name="P3"><text:span text:style-name="T7"><text:s text:c="6"/>Вика</text:span> очень хороша<text:line-break/>Есть и тело и душа<text:line-break/>Плохо только в ней одно<text:line-break/><text:span text:style-name="T7">Вика</text:span> замужем давно </text:p>
      <text:p text:style-name="P1"><text:bookmark text:name="_xge4j7kmmr0b"/>ОПТ</text:p>
      <text:list xml:id="list235096597814064977" text:style-name="WWNum2">
        <text:list-item>
          <text:p text:style-name="P12">Компанец Амила</text:p>
        </text:list-item>
      </text:list>
      <text:p text:style-name="P3"/>
      <text:p text:style-name="P3"><text:span text:style-name="T6"><text:s text:c="6"/>Амила</text:span> – строгая <text:span text:style-name="T8">в </text:span>натур<text:span text:style-name="T8">е</text:span><text:line-break/>И серьезная вполне,<text:line-break/><text:span text:style-name="T8">Правда в пятницу в 5:40</text:span><text:line-break/>Она пляшет на столе! </text:p>
      <text:p text:style-name="P3"/>
      <text:list xml:id="list105432963157135" text:continue-numbering="true" text:style-name="WWNum2">
        <text:list-item>
          <text:p text:style-name="P12">Стрижакова Ирина</text:p>
          <text:p text:style-name="P18"/>
        </text:list-item>
      </text:list>
      <text:p text:style-name="P7"><text:s text:c="6"/>С горки ехала Иришка<text:line-break/> <text:s text:c="5"/>Самой быстрою была;<text:line-break/> <text:s text:c="5"/>Ира даже свои лыжи<text:line-break/> <text:s text:c="5"/>По пути обогнала! </text:p>
      <text:p text:style-name="P7"/>
      <text:list xml:id="list105432641578718" text:continue-numbering="true" text:style-name="WWNum2">
        <text:list-item>
          <text:p text:style-name="P12"><text:soft-page-break/>Чистокистова Анжелика</text:p>
        </text:list-item>
      </text:list>
      <text:p text:style-name="P3"/>
      <text:p text:style-name="P5"><text:span text:style-name="T3"><text:s text:c="6"/>Анжелика</text:span> – шустра дев<text:span text:style-name="T8">ка</text:span>,<text:line-break/>Она может все успеть,<text:line-break/>Как ей это удается,<text:line-break/>При работе песни петь? </text:p>
      <text:p text:style-name="P3"/>
      <text:list xml:id="list105433071449870" text:continue-numbering="true" text:style-name="WWNum2">
        <text:list-item>
          <text:p text:style-name="P12">Чернокоз Елена</text:p>
        </text:list-item>
      </text:list>
      <text:p text:style-name="P3"/>
      <text:p text:style-name="P3"><text:s text:c="6"/>А <text:span text:style-name="T7">Елена</text:span> как принцесса,<text:line-break/>Любит, любит танцевать,<text:line-break/>Музыку не ту поставят,<text:line-break/>Она сядет психовать. </text:p>
      <text:p text:style-name="P3">,</text:p>
      <text:list xml:id="list105432328690016" text:continue-numbering="true" text:style-name="WWNum2">
        <text:list-item>
          <text:p text:style-name="P12">Мыльникова Марина</text:p>
        </text:list-item>
      </text:list>
      <text:p text:style-name="P3"/>
      <text:p text:style-name="P3"><text:s text:c="6"/>Ой, Марина, дорогая<text:line-break/>Ты — одна на миллион!<text:line-break/>Краше, чем Наоми Кэмбел<text:line-break/>Круче, чем Селин Дион! </text:p>
      <text:p text:style-name="P3"/>
      <text:p text:style-name="P3"/>
      <text:p text:style-name="P1"><text:bookmark text:name="_2ardl9wx11l"/>ИТОГО: 2<text:span text:style-name="T4">2</text:span> +<text:span text:style-name="T4">4</text:span> уборщицы/<text:span text:style-name="T4">охрана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03T10:54:31.835000000</dc:date>
    <meta:editing-duration>PT2H50M8S</meta:editing-duration>
    <meta:editing-cycles>6</meta:editing-cycles>
    <meta:generator>LibreOffice/4.4.7.2$Windows_x86 LibreOffice_project/f3153a8b245191196a4b6b9abd1d0da16eead600</meta:generator>
    <meta:document-statistic meta:table-count="0" meta:image-count="0" meta:object-count="0" meta:page-count="4" meta:paragraph-count="50" meta:word-count="389" meta:character-count="2403" meta:non-whitespace-character-count="1910"/>
  </office:meta>
</office:document-meta>
</file>